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automatic-styles>
    <style:style style:name="Таблица1" style:family="table">
      <style:table-properties style:width="16.701cm" fo:margin-left="0cm" table:align="left" style:may-break-between-rows="true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2" style:family="table">
      <style:table-properties style:width="16.995cm" fo:margin-left="0cm" table:align="left" style:may-break-between-rows="true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margin-left="0.635cm" fo:margin-right="0cm" fo:line-height="100%" fo:text-align="end" style:justify-single-word="false" fo:text-indent="0cm" style:auto-text-indent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end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loext:opacity="0%" style:font-name="Segoe UI Symbol" fo:font-size="12pt" fo:font-weight="normal" fo:background-color="transparent" style:font-name-asian="Segoe UI Symbol" style:font-name-complex="Segoe UI Symbol"/>
    </style:style>
    <style:style style:name="P16" style:family="paragraph" style:parent-style-name="Standard" style:list-style-name="L1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7" style:family="paragraph" style:parent-style-name="Standard" style:list-style-name="L2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8" style:family="paragraph" style:parent-style-name="Standard" style:list-style-name="L3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9" style:family="paragraph" style:parent-style-name="Standard" style:list-style-name="L4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0" style:family="paragraph" style:parent-style-name="Standard" style:list-style-name="L5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1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2" style:family="paragraph" style:parent-style-name="Standard" style:list-style-name="L6">
      <style:paragraph-properties fo:line-height="100%" fo:text-align="justify" style:justify-single-word="false">
        <style:tab-stops>
          <style:tab-stop style:position="29539.734cm"/>
        </style:tab-stops>
      </style:paragraph-properties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0pt" fo:font-weight="normal" fo:background-color="#ffffff" style:font-name-asian="Times New Roman" style:font-name-complex="Times New Roman"/>
    </style:style>
    <style:style style:name="P24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0pt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10pt" fo:font-weight="normal" officeooo:rsid="00025a1a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officeooo:rsid="00025a1a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officeooo:rsid="000424a8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loext:opacity="0%" style:font-name="Times New Roman" fo:font-size="10pt" fo:font-weight="bold" fo:background-color="transparent" loext:char-shading-value="0" style:font-name-asian="Times New Roman" style:font-name-complex="Times New Roman"/>
    </style:style>
    <style:style style:name="T11" style:family="text">
      <style:text-properties style:use-window-font-color="true" loext:opacity="0%" style:font-name="Times New Roman" fo:font-size="10pt" fo:font-weight="bold" officeooo:rsid="00025a1a" fo:background-color="transparent" loext:char-shading-value="0" style:font-name-asian="Times New Roman" style:font-name-complex="Times New Roman"/>
    </style:style>
    <style:style style:name="T12" style:family="text">
      <style:text-properties style:use-window-font-color="true" loext:opacity="0%" style:font-name="Times New Roman" fo:font-size="10pt" fo:font-style="italic" fo:font-weight="normal" fo:background-color="transparent" loext:char-shading-value="0" style:font-name-asian="Times New Roman" style:font-name-complex="Times New Roman"/>
    </style:style>
    <style:style style:name="T13" style:family="text">
      <style:text-properties style:use-window-font-color="true" loext:opacity="0%" style:font-name="Times New Roman" fo:font-size="10pt" fo:font-style="italic" fo:font-weight="bold" fo:background-color="transparent" loext:char-shading-value="0" style:font-name-asian="Times New Roman" style:font-name-complex="Times New Roman"/>
    </style:style>
    <style:style style:name="T14" style:family="text">
      <style:text-properties style:use-window-font-color="true" loext:opacity="0%" style:font-name="Segoe UI Symbol" fo:font-size="12pt" fo:font-weight="normal" fo:background-color="transparent" loext:char-shading-value="0" style:font-name-asian="Segoe UI Symbol" style:font-name-complex="Segoe UI Symbol"/>
    </style:style>
    <style:style style:name="T15" style:family="text">
      <style:text-properties style:use-window-font-color="true" loext:opacity="0%" style:font-name="Segoe UI Symbol" fo:font-size="10pt" fo:font-weight="normal" fo:background-color="transparent" loext:char-shading-value="0" style:font-name-asian="Segoe UI Symbol" style:font-name-complex="Segoe UI Symbol"/>
    </style:style>
    <style:style style:name="T16" style:family="text">
      <style:text-properties fo:color="#000000" loext:opacity="100%" style:font-name="Times New Roman" fo:font-size="10pt" fo:background-color="#ffffff" loext:char-shading-value="0" style:font-name-asian="Times New Roman" style:font-name-complex="Times New Roman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Объект1" text:anchor-type="as-char" svg:width="1.905cm" style:rel-width="scale" svg:height="2.20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  <table:table-cell table:style-name="Таблица1.B1" office:value-type="string">
            <text:p text:style-name="P6"><text:span text:style-name="T1">Отчёт по лабораторной работе</text:span><text:span text:style-name="T14">№</text:span><text:span text:style-name="T2"><text:tab/>22<text:tab/></text:span><text:span text:style-name="T3">по курсу </text:span><text:span text:style-name="T2"><text:tab/>1<text:tab/></text:span><text:span text:style-name="T4">­</text:span></text:p>
            <text:p text:style-name="P7"><text:span text:style-name="T5">студента группы <text:s/></text:span><text:span text:style-name="T7">М8О-10</text:span><text:span text:style-name="T9">7Б Диёров Даврон</text:span><text:span text:style-name="T7"><text:tab/></text:span><text:span text:style-name="T5">, </text:span><text:span text:style-name="T15">№</text:span><text:span text:style-name="T5"> по списку <text:s/></text:span><text:span text:style-name="T7"><text:tab/></text:span><text:span text:style-name="T8">10</text:span><text:span text:style-name="T7"><text:tab/></text:span></text:p>
            <text:p text:style-name="P7"><text:span text:style-name="T5">Адреса www, e-mail, jabber, skype</text:span><text:span text:style-name="T7"><text:tab/> </text:span><text:span text:style-name="T8">ddiyorov1@gmail.com</text:span><text:span text:style-name="T7"><text:tab/><text:tab/></text:span><text:span text:style-name="T5"><text:tab/></text:span></text:p>
            <text:p text:style-name="P7"><text:span text:style-name="T5">Преподаватель:</text:span><text:span text:style-name="T7"><text:tab/><text:tab/><text:tab/></text:span><text:span text:style-name="T8">Диёров Давронхон Умид угли</text:span><text:span text:style-name="T7">.<text:tab/><text:tab/><text:tab/><text:tab/></text:span></text:p>
            <text:p text:style-name="P7"><text:span text:style-name="T5">Входной контроль знаний с оценкой </text:span><text:span text:style-name="T7"><text:tab/><text:tab/><text:tab/><text:tab/><text:tab/></text:span></text:p>
            <text:p text:style-name="P7"><text:span text:style-name="T5">Отчёт сдан “</text:span><text:span text:style-name="T7">2</text:span><text:span text:style-name="T8">4</text:span><text:span text:style-name="T5">“ </text:span><text:span text:style-name="T6">апреля</text:span><text:span text:style-name="T7"><text:tab/><text:tab/></text:span><text:span text:style-name="T5">202</text:span><text:span text:style-name="T6">2</text:span><text:span text:style-name="T7"><text:tab/></text:span><text:span text:style-name="T5">г., итоговая оценка </text:span><text:span text:style-name="T7"><text:tab/><text:tab/></text:span></text:p>
            <text:p text:style-name="P7"><text:span text:style-name="T5">Подпись преподавателя </text:span><text:span text:style-name="T7"><text:tab/><text:tab/><text:tab/><text:tab/></text:span></text:p>
          </table:table-cell>
        </table:table-row>
      </table:table>
      <text:p text:style-name="P8"/>
      <text:list xml:id="list1060667037" text:style-name="L1">
        <text:list-item>
          <text:p text:style-name="P16"><text:span text:style-name="T10">Тема</text:span><text:span text:style-name="T5">: latex</text:span></text:p>
        </text:list-item>
      </text:list>
      <text:p text:style-name="P8"/>
      <text:list xml:id="list3523835131" text:style-name="L2">
        <text:list-item>
          <text:p text:style-name="P17"><text:span text:style-name="T10">Цель работы</text:span><text:span text:style-name="T5">: научиться работать в среде latex</text:span></text:p>
        </text:list-item>
        <text:list-item>
          <text:p text:style-name="P17"><text:span text:style-name="T10">Задание (вариант </text:span><text:span text:style-name="T11">10</text:span><text:span text:style-name="T10">)</text:span><text:span text:style-name="T5">: написать одну страницу на latex</text:span></text:p>
        </text:list-item>
        <text:list-item>
          <text:p text:style-name="P17"><text:span text:style-name="T10">Оборудование</text:span><text:span text:style-name="T5"> (</text:span><text:span text:style-name="T12">лабораторное</text:span><text:span text:style-name="T5">):</text:span></text:p>
        </text:list-item>
      </text:list>
      <text:p text:style-name="P2"><text:span text:style-name="T5">ЭВМ </text:span><text:span text:style-name="T7"><text:tab/><text:tab/></text:span><text:span text:style-name="T5">, процессор </text:span><text:span text:style-name="T7"><text:tab/><text:tab/></text:span><text:span text:style-name="T5">, имя узла сети </text:span><text:span text:style-name="T7"><text:tab/><text:tab/><text:tab/></text:span><text:span text:style-name="T5"> с ОП </text:span><text:span text:style-name="T7"><text:tab/><text:tab/> <text:s text:c="8"/></text:span><text:span text:style-name="T5"><text:s/>МБ</text:span></text:p>
      <text:p text:style-name="P3"><text:span text:style-name="T5">НМД </text:span><text:span text:style-name="T7"><text:tab/><text:tab/></text:span><text:span text:style-name="T5"> ГБ. <text:s/>Терминал </text:span><text:span text:style-name="T7"><text:tab/><text:tab/></text:span><text:span text:style-name="T5"> адрес </text:span><text:span text:style-name="T7"><text:tab/><text:tab/><text:tab/></text:span><text:span text:style-name="T5">. Принтер </text:span><text:span text:style-name="T7"><text:tab/><text:tab/><text:tab/></text:span></text:p>
      <text:p text:style-name="P3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p text:style-name="P12">Оборудование ПЭВМ студента, если использовалось:</text:p>
      <text:p text:style-name="P3"><text:span text:style-name="T5">Процессор </text:span><text:span text:style-name="T7"><text:tab/><text:tab/>AMD Ryzen 7 4800U<text:tab/><text:tab/></text:span><text:span text:style-name="T5">, ОП </text:span><text:span text:style-name="T7"><text:tab/>16<text:tab/></text:span><text:span text:style-name="T5"> ГБ, НМД </text:span><text:span text:style-name="T7">1</text:span><text:span text:style-name="T5"> ТБ. Монитор </text:span><text:span text:style-name="T7"><text:tab/><text:tab/><text:tab/></text:span></text:p>
      <text:p text:style-name="P3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368533082" text:style-name="L3">
        <text:list-item>
          <text:p text:style-name="P18"><text:span text:style-name="T10">Программное обеспечение</text:span><text:span text:style-name="T5"> (</text:span><text:span text:style-name="T12">лабораторное</text:span><text:span text:style-name="T5">):</text:span></text:p>
        </text:list-item>
      </text:list>
      <text:p text:style-name="P2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text:tab/></text:span><text:span text:style-name="T5"> версия </text:span><text:span text:style-name="T7"><text:tab/><text:tab/></text:span></text:p>
      <text:p text:style-name="P2"><text:span text:style-name="T5">Интерпретатор команд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Редактор текстов </text:span><text:span text:style-name="T7"><text:tab/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13">Программное обеспечение ЭВМ студента, если использовалось:</text:p>
      <text:p text:style-name="P2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/text:span><text:span text:style-name="T5"> версия </text:span><text:span text:style-name="T7"><text:tab/></text:span></text:p>
      <text:p text:style-name="P2"><text:span text:style-name="T5">Интерпретатор команд </text:span><text:span text:style-name="T7"><text:tab/><text:tab/><text:tab/><text:tab/><text:tab/><text:tab/></text:span><text:span text:style-name="T5"> версия </text:span><text:span text:style-name="T7"><text:tab/></text:span><text:soft-page-break/><text:span text:style-name="T7"><text:tab/><text:tab/></text:span></text:p>
      <text:p text:style-name="P2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/text:span></text:p>
      <text:p text:style-name="P2"><text:span text:style-name="T5">Редактор текстов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"><text:span text:style-name="T5">Местонахождения и имена файлов программ и данных <text:s text:c="2"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549353918" text:style-name="L4">
        <text:list-item>
          <text:p text:style-name="P19"><text:span text:style-name="T10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8"/>
      <text:p text:style-name="P23">\documentclass[a4paper,12pt]{article}</text:p>
      <text:p text:style-name="P23">\usepackage{graphicx} % Required for inserting images</text:p>
      <text:p text:style-name="P23">\usepackage{cmap} <text:s text:c="16"/>% Поиск в PDF</text:p>
      <text:p text:style-name="P23">\usepackage[T2A]{fontenc} <text:s text:c="8"/>%кодировка</text:p>
      <text:p text:style-name="P23">\usepackage[utf8x]{inputenc} <text:s text:c="6"/>%кодировка исходного текста</text:p>
      <text:p text:style-name="P23">\usepackage[english, russian]{babel} %локализация и переносы</text:p>
      <text:p text:style-name="P23">\usepackage{wasysym}</text:p>
      <text:p text:style-name="P23">\usepackage{amssymb}</text:p>
      <text:p text:style-name="P23">\usepackage{graphicx}</text:p>
      <text:p text:style-name="P23">\DeclareGraphicsExtensions{.pdf,.png,.jpg}</text:p>
      <text:p text:style-name="P23"/>
      <text:p text:style-name="P23">\title{Лабораторная по LaTex}</text:p>
      <text:p text:style-name="P23">\author{Диёров Даврон Умид угли}</text:p>
      <text:p text:style-name="P23">\date{Март 2023}</text:p>
      <text:p text:style-name="P23"/>
      <text:p text:style-name="P23">\begin{document}</text:p>
      <text:p text:style-name="P23"/>
      <text:p text:style-name="P23">\maketitle</text:p>
      <text:p text:style-name="P23"/>
      <text:p text:style-name="P23">\newpage</text:p>
      <text:p text:style-name="P23">\maketitle</text:p>
      <text:p text:style-name="P23">ПРИМЕРЫ С РЕШЕНИЯМИ</text:p>
      <text:p text:style-name="P23"/>
      <text:p text:style-name="P23">Пример 1. Рссмотрим неопределенные высказывания, заданные на множестве всех четырехугольников Q: \newline</text:p>
      <text:p text:style-name="P23">$A(Q) \equiv \{$четырёхугольник Q- ромб$\} \\</text:p>
      <text:p text:style-name="P23">B(Q) \equiv \{$диагонали четрырехугольника Q взаимно перпендикулярны$\}.$ Докажем, что $\forall{Q} $ A(Q) $\Rightarrow B(Q)$, а обратнок утверждение $\forall{Q} $ B(Q) $\Rightarrow A(Q)$ неверно. \par</text:p>
      <text:p text:style-name="P23">$ \blacktriangle $ Так как в любом сромбе диагонали взаимно перпендикулярны, то </text:p>
      <text:p text:style-name="P23">$ A(Q) \Rightarrow B(Q) $ для любого ромба Q. \par</text:p>
      <text:p text:style-name="P23">Обратная теорема неверна: существует четырехгольник с взаимно перпендикулярными диагоналями, не являющийся ромбом. $ \blacktriangle $ \par</text:p>
      <text:p text:style-name="P23">Пример 2. пусть $y=ax^2+bx+c$, $a\neq0$, - квадратичная функция, $D = b^2-4ac$. Доказать, что </text:p>
      <text:p text:style-name="P23"/>
      <text:p text:style-name="P23">\begin{center}</text:p>
      <text:p text:style-name="P23"><text:s text:c="4"/>\{$ \forall x \in R y \geq $0 \} \Leftrightarrow \{$ D \leq 0$ , $a&gt;0$ <text:s/>\}.</text:p>
      <text:p text:style-name="P23"><text:s text:c="4"/></text:p>
      <text:p text:style-name="P23">\end{center}</text:p>
      <text:p text:style-name="P23"/>
      <text:p text:style-name="P23">$ \blacktriangle $ Из равенства \par</text:p>
      <text:p text:style-name="P23">$ y=a(x+ \frac{b}{2a} )^2 + c - \fraq{b^2}{4a} $ \newline</text:p>
      <text:p text:style-name="P23">и условий $ D &lt; 0 $, <text:s/>a&gt;0 следует, что $ y&gt;0 $ для всех $ x \in R $ следует, что $ a&gt;0 $. $ \blacktriangle $ \par</text:p>
      <text:p text:style-name="P23">\maketitle</text:p>
      <text:p text:style-name="P23">\textbf{ 5.Некоторые способы задания функций } \par</text:p>
      <text:p text:style-name="P8"><text:span text:style-name="T16">1) Под функцией, \textit{заданной формулой}, понимают функцию, областью определения которой являются </text:span><text:soft-page-break/><text:span text:style-name="T16">все значения аргумента, для которых эта формула имеет смысл, и для которой результатом каждой операции, указанной в формуле, является действительное число. \par</text:span></text:p>
      <text:p text:style-name="P23">2) \textit{Неявный способ задания функции.} Функцию называют заданной неявно уравнением F(x,y) = 0 (\textit{неявной функцией}), если каждое значение ее аргумента x и соответствующее ему значение функции y являются решением данного уравнения F(x,y) = 0. \par</text:p>
      <text:p text:style-name="P23">\textit{Графиком уравнения} F(x,y)</text:p>
      <text:p text:style-name="P23"><text:s/>= 0в прямоугольной системе координат xOy называют множество всех точек плоскости координаты(x;y) которых удовлетворяют этому уравнению. \par</text:p>
      <text:p text:style-name="P23"><text:s/>График всякой функции, заданной неявно уравнением F(x,y) = 0, содержится в графике этого уравнения. \par</text:p>
      <text:p text:style-name="P23"><text:s/>Уравнение F(x,y) = 0 может задавать не одну, а множество функций. \par</text:p>
      <text:p text:style-name="P23"><text:s/>Иногда от неявного способа задания удаётся перейти к явному, т.е задать функцию формулой y=f(x). Например, функцию с неотрицательными значениями, заданную уравнением $x^2+y^2=1$, можно задать явно в виде $y=\sqrt{1-x^2}$, $x \in [-1;1]$. График данного уравнения - единичная окружность, а график рассматриваемой функции - верхняя полуокружность(рис. 7.1). Это же уравнение задаёт и другие функции, графики двух из них изображены на рис 7.2, 7.3 сплошными линиями.</text:p>
      <text:p text:style-name="P23"><text:s/>\newpage</text:p>
      <text:p text:style-name="P23">3) \textit{Функции, заданные парметрически}. пусть на множестве T заданы две функции, $x=\phi(t)$ и $y=\phi(t)$. Множество всех точек координатной плоскости с координатами ( $\phi (t)$ ), t \in T, называют \textit{кривой, заданной параметрически}. \par</text:p>
      <text:p text:style-name="P23">Рациональной дробью</text:p>
      <text:p text:style-name="P23"/>
      <text:p text:style-name="P23">\begin{figure}[t]</text:p>
      <text:p text:style-name="P23"><text:s text:c="4"/>\includegraphics[scale=0.25]{photo/1.png}</text:p>
      <text:p text:style-name="P23">\end{figure}</text:p>
      <text:p text:style-name="P23"/>
      <text:p text:style-name="P23">\begin{figure}[h]</text:p>
      <text:p text:style-name="P23"><text:s text:c="4"/>\includegraphics[scale=0.9]{photo/2.png}</text:p>
      <text:p text:style-name="P23">\end{figure}</text:p>
      <text:p text:style-name="P23"/>
      <text:p text:style-name="P23">\textit{Многочленом} называют элементраную функцию вида</text:p>
      <text:p text:style-name="P23">$$ P(x)=ax^n+zx^n-1+...ax+a x \in R.$$ \\ </text:p>
      <text:p text:style-name="P23">Если $a\neq0$, то P(x) называют \textit{многочленом n-й степени} (Обозначают его Pn(x)).</text:p>
      <text:p text:style-name="P23"><text:s text:c="4"/></text:p>
      <text:p text:style-name="P23">\end{document}</text:p>
      <text:p text:style-name="P23"/>
      <text:p text:style-name="P23"/>
      <text:p text:style-name="P1"><text:span text:style-name="T12">Пункты 1-7 отчёта составляются </text:span><text:span text:style-name="T13">строго до</text:span><text:span text:style-name="T12"> начала лабораторной работы.</text:span></text:p>
      <text:p text:style-name="P8"/>
      <text:p text:style-name="P4"><text:span text:style-name="T5">Допущен к выполнению работы. Подпись преподавателя </text:span><text:span text:style-name="T7"><text:tab/><text:tab/><text:tab/><text:tab/></text:span></text:p>
      <text:list xml:id="list4239291872" text:style-name="L5">
        <text:list-item>
          <text:p text:style-name="P20"><text:span text:style-name="T10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8"/>
      <text:list xml:id="list3952098673" text:style-name="L6">
        <text:list-item>
          <text:p text:style-name="P22"><text:span text:style-name="T10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5">№</text:p>
          </table:table-cell>
          <table:table-cell table:style-name="Таблица2.B1" office:value-type="string">
            <text:p text:style-name="P14">Лаб.</text:p>
            <text:p text:style-name="P14">или</text:p>
            <text:p text:style-name="P14">дом.</text:p>
          </table:table-cell>
          <table:table-cell table:style-name="Таблица2.C1" office:value-type="string">
            <text:p text:style-name="P14">Дата</text:p>
          </table:table-cell>
          <table:table-cell table:style-name="Таблица2.D1" office:value-type="string">
            <text:p text:style-name="P14">Время</text:p>
          </table:table-cell>
          <table:table-cell table:style-name="Таблица2.E1" office:value-type="string">
            <text:p text:style-name="P14">Событие</text:p>
          </table:table-cell>
          <table:table-cell table:style-name="Таблица2.F1" office:value-type="string">
            <text:p text:style-name="P14">Действие по исправлению</text:p>
          </table:table-cell>
          <table:table-cell table:style-name="Таблица2.G1" office:value-type="string">
            <text:p text:style-name="P14">Примечание</text:p>
          </table:table-cell>
        </table:table-row>
        <table:table-row>
          <table:table-cell table:style-name="Таблица2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D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  <table:table-cell table:style-name="Таблица2.F2" office:value-type="string">
            <text:p text:style-name="P11"/>
          </table:table-cell>
          <table:table-cell table:style-name="Таблица2.G2" office:value-type="string">
            <text:p text:style-name="P11"/>
          </table:table-cell>
        </table:table-row>
      </table:table>
      <text:p text:style-name="P11"/>
      <text:list xml:id="list3283256893" text:style-name="L7">
        <text:list-item>
          <text:p text:style-name="P21"><text:span text:style-name="T5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4">Выводы <text:s/>: <text:s text:c="2"/>написал страницу на latex</text:p>
        </text:list-item>
        <text:list-item>
          <text:p text:style-name="P25"/>
        </text:list-item>
      </text:list>
      <text:p text:style-name="P2"><text:span text:style-name="T5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5"><text:span text:style-name="T5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5T10:49:22.244796688</dc:date>
    <meta:editing-duration>PT2M53S</meta:editing-duration>
    <meta:editing-cycles>2</meta:editing-cycles>
    <meta:generator>LibreOffice/7.3.7.2$Linux_X86_64 LibreOffice_project/30$Build-2</meta:generator>
    <meta:document-statistic meta:table-count="2" meta:image-count="0" meta:object-count="1" meta:page-count="4" meta:paragraph-count="108" meta:word-count="758" meta:character-count="6207" meta:non-whitespace-character-count="5083"/>
  </office:meta>
</office:document-meta>
</file>